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h text:style-name="Heading_20_1_unnumbered" text:outline-level="1" text:is-list-header="true">
<text:bookmark-start text:name="OrgXref.orgheadline7"/>
<text:bookmark text:name="orgheadline7"/>ExplorerHAT Cheat Sheet
<text:bookmark-end text:name="OrgXref.orgheadline7"/></text:h>
      <text:h text:style-name="Heading_20_2_unnumbered" text:outline-level="2" text:is-list-header="true">
<text:bookmark-start text:name="OrgXref.orgheadline1"/>
<text:bookmark text:name="orgheadline1"/>Import the module
<text:bookmark-end text:name="OrgXref.orgheadline1"/></text:h>
      <text:p text:style-name="OrgSrcBlockLastLine"><text:span text:style-name="OrgSrcFontLockKeywordFace">import</text:span><text:s/>explorerhat</text:p>
      <text:h text:style-name="Heading_20_2_unnumbered" text:outline-level="2" text:is-list-header="true">
<text:bookmark-start text:name="OrgXref.orgheadline2"/>
<text:bookmark text:name="orgheadline2"/>Control the LEDs
<text:bookmark-end text:name="OrgXref.orgheadline2"/></text:h>
      <text:p text:style-name="OrgSrcBlock">explorerhat.light.red.on()</text:p>
      <text:p text:style-name="OrgSrcBlock">explorerhat.light.red.off()</text:p>
      <text:p text:style-name="OrgSrcBlock">explorerhat.light.red.toggle()</text:p>
      <text:p text:style-name="OrgSrcBlock">explorerhat.light.red.blink(1,<text:s/>2)</text:p>
      <text:p text:style-name="OrgSrcBlock">explorerhat.light.red.fade(1,<text:s/>2,<text:s/>3)</text:p>
      <text:p text:style-name="OrgSrcBlockLastLine">explorerhat.light.red.pulse(1,<text:s/>2,<text:s/>3,<text:s/>4)</text:p>
      <text:h text:style-name="Heading_20_2_unnumbered" text:outline-level="2" text:is-list-header="true">
<text:bookmark-start text:name="OrgXref.orgheadline3"/>
<text:bookmark text:name="orgheadline3"/>Outputs
<text:bookmark-end text:name="OrgXref.orgheadline3"/></text:h>
      <text:p text:style-name="OrgSrcBlock">explorerhat.output.one.on()</text:p>
      <text:p text:style-name="OrgSrcBlockLastLine">etc..</text:p>
      <text:h text:style-name="Heading_20_2_unnumbered" text:outline-level="2" text:is-list-header="true">
<text:bookmark-start text:name="OrgXref.orgheadline4"/>
<text:bookmark text:name="orgheadline4"/>Using Touch
<text:bookmark-end text:name="OrgXref.orgheadline4"/></text:h>
      <text:p text:style-name="OrgSrcBlock"><text:span text:style-name="OrgSrcFontLockKeywordFace">def</text:span><text:s/><text:span text:style-name="OrgSrcFontLockFunctionNameFace">foo</text:span>(channel,<text:s/>event):</text:p>
      <text:p text:style-name="OrgSrcBlock"><text:s/><text:s/><text:s/><text:s/><text:span text:style-name="OrgSrcFontLockKeywordFace">print</text:span>(<text:span text:style-name="OrgSrcFontLockStringFace">'</text:span><text:span text:style-name="OrgSrcFontLockStringFace">foo</text:span><text:span text:style-name="OrgSrcFontLockStringFace">'</text:span>)</text:p>
      <text:p text:style-name="OrgSrcBlock"/>
      <text:p text:style-name="OrgSrcBlockLastLine">explorerhat.touch.one.pressed(foo)</text:p>
      <text:h text:style-name="Heading_20_2_unnumbered" text:outline-level="2" text:is-list-header="true">
<text:bookmark-start text:name="OrgXref.orgheadline5"/>
<text:bookmark text:name="orgheadline5"/>Using inputs
<text:bookmark-end text:name="OrgXref.orgheadline5"/></text:h>
      <text:p text:style-name="OrgSrcBlock"><text:span text:style-name="OrgSrcFontLockKeywordFace">def</text:span><text:s/><text:span text:style-name="OrgSrcFontLockFunctionNameFace">bar</text:span>(channel,<text:s/>event):</text:p>
      <text:p text:style-name="OrgSrcBlock"><text:s/><text:s/><text:s/><text:s/><text:span text:style-name="OrgSrcFontLockKeywordFace">print</text:span>(<text:span text:style-name="OrgSrcFontLockStringFace">'</text:span><text:span text:style-name="OrgSrcFontLockStringFace">bar</text:span><text:span text:style-name="OrgSrcFontLockStringFace">'</text:span>)</text:p>
      <text:p text:style-name="OrgSrcBlock"/>
      <text:p text:style-name="OrgSrcBlock">explorerhat.<text:span text:style-name="OrgSrcFontLockBuiltinFace">input</text:span>.one.on_high(foo)</text:p>
      <text:p text:style-name="OrgSrcBlockLastLine">explorerhat.<text:span text:style-name="OrgSrcFontLockBuiltinFace">input</text:span>.one.on_low(bar)</text:p>
      <text:h text:style-name="Heading_20_2_unnumbered" text:outline-level="2" text:is-list-header="true">
<text:bookmark-start text:name="OrgXref.orgheadline6"/>
<text:bookmark text:name="orgheadline6"/>Motors
<text:bookmark-end text:name="OrgXref.orgheadline6"/></text:h>
      <text:p text:style-name="OrgSrcBlock">explorerhat.motor.one.forward(100)</text:p>
      <text:p text:style-name="OrgSrcBlockLastLine">explorerhat.motor.one.backward(100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e090d7"/>
    </style:style>
    <style:style style:name="OrgSrcFontLockStringFace" style:family="text">
      <style:text-properties fo:color="#e9b96e"/>
    </style:style>
    <style:style style:name="OrgSrcFontLockFunctionNameFace" style:family="text">
      <style:text-properties fo:color="#fce94f"/>
    </style:style>
    <style:style style:name="OrgSrcBlock" style:family="paragraph" style:parent-style-name="Preformatted_20_Text">
      <style:paragraph-properties fo:background-color="#2e3436" fo:padding="0.049cm" fo:border="0.51pt solid #000000" style:shadow="none">
        <style:background-image/>
      </style:paragraph-properties>
      <style:text-properties fo:color="#eeeeec"/>
    </style:style>
    <style:style style:name="OrgSrcFontLockKeywordFace" style:family="text">
      <style:text-properties fo:color="#b4fa7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js</dc:creator>
    <meta:initial-creator>mjs</meta:initial-creator>
    <dc:date>2016-10-05T11:12:35</dc:date>
    <meta:creation-date>2016-10-05T11:12:35</meta:creation-date>
    <meta:generator>Emacs 26.0.50.2 (Org mode 8.3.6)</meta:generator>
    <meta:keyword/>
    <dc:subject/>
    <dc:title/>
  </office:meta>
</office:document-meta>
</file>